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83a0" officeooo:paragraph-rsid="001083a0"/>
    </style:style>
    <style:style style:name="P2" style:family="paragraph" style:parent-style-name="Standard">
      <style:text-properties fo:font-weight="bold" officeooo:rsid="00126813" officeooo:paragraph-rsid="00126813" style:font-weight-asian="bold" style:font-weight-complex="bold"/>
    </style:style>
    <style:style style:name="P3" style:family="paragraph" style:parent-style-name="Standard">
      <style:text-properties fo:font-weight="normal" officeooo:rsid="00126813" officeooo:paragraph-rsid="00126813" style:font-weight-asian="normal" style:font-weight-complex="normal"/>
    </style:style>
    <style:style style:name="P4" style:family="paragraph" style:parent-style-name="Standard" style:list-style-name="L1">
      <style:text-properties officeooo:rsid="001083a0" officeooo:paragraph-rsid="001083a0"/>
    </style:style>
    <style:style style:name="P5" style:family="paragraph" style:parent-style-name="Standard" style:list-style-name="L2">
      <style:text-properties officeooo:rsid="001083a0" officeooo:paragraph-rsid="001083a0"/>
    </style:style>
    <style:style style:name="P6" style:family="paragraph" style:parent-style-name="Standard" style:list-style-name="L3">
      <style:text-properties fo:font-weight="normal" officeooo:rsid="00126813" officeooo:paragraph-rsid="00126813" style:font-weight-asian="normal" style:font-weight-complex="normal"/>
    </style:style>
    <style:style style:name="P7" style:family="paragraph" style:parent-style-name="Standard" style:list-style-name="L3">
      <style:text-properties fo:font-weight="normal" officeooo:rsid="00126813" officeooo:paragraph-rsid="0014095c" style:font-weight-asian="normal" style:font-weight-complex="normal"/>
    </style:style>
    <style:style style:name="P8" style:family="paragraph" style:parent-style-name="Standard" style:list-style-name="L4">
      <style:text-properties fo:font-weight="normal" officeooo:rsid="00126813" officeooo:paragraph-rsid="0012681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ll suite of geometric definitions and translations. </text:p>
      <text:p text:style-name="P1"/>
      <text:p text:style-name="P1">Meta attributes:</text:p>
      <text:list xml:id="list792674638" text:style-name="L1">
        <text:list-item>
          <text:p text:style-name="P4">Should mirror or closely approximate QLM functions</text:p>
        </text:list-item>
        <text:list-item>
          <text:p text:style-name="P4">Should have same names</text:p>
        </text:list-item>
        <text:list-item>
          <text:p text:style-name="P4">Optionally, should include argument within QLM functions to display a visualization</text:p>
        </text:list-item>
      </text:list>
      <text:p text:style-name="P1"/>
      <text:p text:style-name="P1">Functional attributes:</text:p>
      <text:list xml:id="list1219490163" text:style-name="L2">
        <text:list-item>
          <text:p text:style-name="P5">Research best 3D representation libraries. </text:p>
        </text:list-item>
        <text:list-item>
          <text:p text:style-name="P5">Create primitives to define geometrical shapes. </text:p>
          <text:list>
            <text:list-item>
              <text:p text:style-name="P5">Cone</text:p>
            </text:list-item>
            <text:list-item>
              <text:p text:style-name="P5">Rectangular prism</text:p>
            </text:list-item>
            <text:list-item>
              <text:p text:style-name="P5">Triangular prism</text:p>
            </text:list-item>
            <text:list-item>
              <text:p text:style-name="P5">Annulus (3D, also known as an annular cylinder)</text:p>
            </text:list-item>
          </text:list>
        </text:list-item>
        <text:list-item>
          <text:p text:style-name="P5">Create primitives to move and rotate those geometrical shapes. </text:p>
        </text:list-item>
      </text:list>
      <text:p text:style-name="P1"/>
      <text:p text:style-name="P2">TODO<text:span text:style-name="T1">:</text:span></text:p>
      <text:list xml:id="list4018394286" text:style-name="L3">
        <text:list-item>
          <text:p text:style-name="P6">Determine which shapes are used in F’s model</text:p>
        </text:list-item>
        <text:list-item>
          <text:p text:style-name="P6">Define functions for those shapes, using the same argument structure as the NEW group</text:p>
        </text:list-item>
        <text:list-item>
          <text:p text:style-name="P6">Define matplotlib renditions of those shapes</text:p>
        </text:list-item>
        <text:list-item>
          <text:p text:style-name="P6">Ability to translate shapes </text:p>
        </text:list-item>
        <text:list-item>
          <text:p text:style-name="P7">Ability to rotate shapes</text:p>
        </text:list-item>
        <text:list-item>
          <text:p text:style-name="P6">Multiple shapes on one plot</text:p>
        </text:list-item>
      </text:list>
      <text:p text:style-name="P3"/>
      <text:p text:style-name="P2">MISC<text:span text:style-name="T1">:</text:span></text:p>
      <text:list xml:id="list2235591148" text:style-name="L4">
        <text:list-item>
          <text:p text:style-name="P8">Use density and volume of the shapes to check summed mass</text:p>
        </text:list-item>
        <text:list-item>
          <text:p text:style-name="P8">Check solidworks model of shape against FreeCAD model (can we see mass in FreeCAD?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2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2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2" style:font-family-complex="'Liberation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rker Lamb</meta:initial-creator>
    <meta:creation-date>2021-04-12T09:27:39.207758187</meta:creation-date>
    <dc:date>2021-05-11T10:51:09.577747933</dc:date>
    <dc:creator>Parker Lamb</dc:creator>
    <meta:editing-duration>PT1H36M25S</meta:editing-duration>
    <meta:editing-cycles>3</meta:editing-cycles>
    <meta:generator>LibreOffice/7.0.5.2$Linux_X86_64 LibreOffice_project/00$Build-2</meta:generator>
    <meta:document-statistic meta:table-count="0" meta:image-count="0" meta:object-count="0" meta:page-count="1" meta:paragraph-count="23" meta:word-count="152" meta:character-count="913" meta:non-whitespace-character-count="797"/>
  </office:meta>
</office:document-meta>
</file>